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style:line-height-at-least="0in"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font-size="5pt" style:font-size-asian="5pt" style:font-size-complex="5pt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P32" style:family="paragraph" style:parent-style-name="Text_20_body">
      <style:paragraph-properties loext:contextual-spacing="false" fo:margin-top="0in" fo:margin-bottom="0in" fo:text-align="center" style:justify-single-word="false" style:snap-to-layout-grid="false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9" style:family="paragraph" style:parent-style-name="Table_20_Contents">
      <style:text-properties fo:font-size="5pt" style:font-size-asian="5pt" style:font-size-complex="5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language="en" fo:country="US" fo:font-weight="normal" style:font-size-asian="10pt" style:font-weight-asian="normal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5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8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59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10pt" fo:font-weight="normal" fo:background-color="transparent" style:font-size-asian="10pt" style:font-weight-asian="normal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 style:font-size-complex="10pt"/>
    </style:style>
    <style:style style:name="T16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style:font-name-complex="Arial"/>
    </style:style>
    <style:style style:name="T20" style:family="text">
      <style:text-properties style:font-name="Symbol" fo:language="en" fo:country="US" style:font-name-complex="Symbol"/>
    </style:style>
    <style:style style:name="T21" style:family="text">
      <style:text-properties style:text-position="super 58%" style:font-name="Arial" fo:font-size="10pt" fo:language="en" fo:country="US" style:font-size-asian="10pt" style:language-asian="zh" style:country-asian="TW" style:font-name-complex="Arial" style:font-size-complex="10pt"/>
    </style:style>
    <style:style style:name="T22" style:family="text">
      <style:text-properties style:text-position="super 58%" style:font-name="Times New Roman1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font-style="normal" style:font-style-asian="normal" style:font-style-complex="normal"/>
    </style:style>
    <style:style style:name="T29" style:family="text">
      <style:text-properties style:text-position="sub 58%" style:font-name="Times New Roman1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font-style="italic" style:font-style-asian="italic" style:font-style-complex="italic"/>
    </style:style>
    <style:style style:name="T32" style:family="text">
      <style:text-properties style:text-position="sub 58%" style:font-name="Arial" fo:font-size="10pt" style:font-size-asian="10pt" style:font-name-complex="Arial" style:font-size-complex="10pt"/>
    </style:style>
    <style:style style:name="T33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fo:language="ru" fo:country="RU"/>
    </style:style>
    <style:style style:name="T36" style:family="text">
      <style:text-properties fo:language="ru" fo:country="RU" fo:background-color="transparent"/>
    </style:style>
    <style:style style:name="T37" style:family="text">
      <style:text-properties style:font-name="Times New Roman1" fo:font-style="italic" style:font-style-asian="italic" style:font-style-complex="italic"/>
    </style:style>
    <style:style style:name="T38" style:family="text">
      <style:text-properties style:font-name="Times New Roman1" fo:language="ru" fo:country="RU" fo:font-style="italic" style:font-style-asian="italic" style:font-style-complex="italic"/>
    </style:style>
    <style:style style:name="T39" style:family="text">
      <style:text-properties style:font-name="Times New Roman1" fo:language="en" fo:country="US" fo:font-style="normal" style:font-style-asian="normal" style:font-style-complex="normal"/>
    </style:style>
    <style:style style:name="T40" style:family="text">
      <style:text-properties style:font-name="Times New Roman1" fo:font-style="normal" style:font-style-asian="normal" style:font-style-complex="normal"/>
    </style:style>
    <style:style style:name="T41" style:family="text">
      <style:text-properties style:font-name="Times New Roman" fo:language="ru" fo:country="RU" fo:background-color="transparent"/>
    </style:style>
    <style:style style:name="T42" style:family="text">
      <style:text-properties style:font-name="Times New Roman" fo:background-color="transparent"/>
    </style:style>
    <style:style style:name="T4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4" style:family="text">
      <style:text-properties style:font-name-complex="Arial"/>
    </style:style>
    <style:style style:name="T45" style:family="text">
      <style:text-properties fo:background-color="transparent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style:font-style-asian="normal" style:font-style-complex="normal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CALIBRATION CERTIFICATE</text:p>
      <text:p text:style-name="P36"><text:span text:style-name="T43">AT2327 Alarm Dosimeter</text:span><text:span text:style-name="T12"><text:tab/></text:span><text:span text:style-name="T9">Date of calibration: </text:span><text:span text:style-name="T8">$date</text:span><text:span text:style-name="T5">.</text:span></text:p>
      <text:p text:style-name="P7"/>
      <text:p text:style-name="Standard"><text:span text:style-name="T9">SN</text:span><text:span text:style-name="T3">: </text:span><text:span text:style-name="T6">$serial</text:span></text:p>
      <text:p text:style-name="P19"/>
      <text:p text:style-name="P12"><text:span text:style-name="T9">Type: </text:span><text:span text:style-name="T7">BDKG-02</text:span></text:p>
      <text:p text:style-name="P19"/>
      <text:p text:style-name="P3">Measurement limits: </text:p>
      <text:p text:style-name="P4">BDKG-02: γ 0.1 µSv/h – 10 Sv/h;</text:p>
      <text:p text:style-name="P8"/>
      <text:p text:style-name="P3">Measurement error: </text:p>
      <text:p text:style-name="P21">BDKG-02: ±15%</text:p>
      <text:p text:style-name="P46"/>
      <text:p text:style-name="P3">Operating conditions:</text:p>
      <text:list xml:id="list5446210478247791199" text:style-name="L1">
        <text:list-item>
          <text:p text:style-name="P48"><text:span text:style-name="T19">Air temperature<text:tab/></text:span><text:span text:style-name="T44"><text:tab/><text:tab/><text:tab/>+</text:span><text:span text:style-name="T19">$temp</text:span><text:span text:style-name="T44"> °</text:span><text:span text:style-name="T19">C</text:span></text:p>
        </text:list-item>
        <text:list-item>
          <text:p text:style-name="P48"><text:span text:style-name="T19">Atmospheric pressure<text:tab/></text:span><text:span text:style-name="T19"><text:tab/><text:tab/><text:tab/>98,5 kPa</text:span></text:p>
        </text:list-item>
        <text:list-item>
          <text:p text:style-name="P48"><text:span text:style-name="T19">Relative humidity<text:tab/><text:tab/></text:span><text:span text:style-name="T19"><text:tab/><text:tab/>$vlag %</text:span></text:p>
        </text:list-item>
        <text:list-item>
          <text:p text:style-name="P4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8"><text:span text:style-name="Знак_20_примечания"><text:span text:style-name="T11">The instrument is calibrated on AT-130 standard dosimetry facility, No. 015, error ±4% (Certificate of Compliance No.</text:span></text:span><text:span text:style-name="Знак_20_примечания"><text:span text:style-name="T14"> </text:span></text:span><text:span text:style-name="Знак_20_примечания"><text:span text:style-name="T16">210-142</text:span></text:span><text:span text:style-name="Знак_20_примечания"><text:span text:style-name="T13">7</text:span></text:span><text:span text:style-name="Знак_20_примечания"><text:span text:style-name="T16">/18</text:span></text:span><text:span text:style-name="Знак_20_примечания"><text:span text:style-name="T13"> </text:span></text:span><text:span text:style-name="Знак_20_примечания"><text:span text:style-name="T11">as of 23.10.2018 </text:span></text:span><text:span text:style-name="Знак_20_примечания"><text:span text:style-name="T10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4">2</text:span></text:span><text:span text:style-name="Знак_20_примечания"><text:span text:style-name="T11">2</text:span></text:span><text:span text:style-name="Знак_20_примечания"><text:span text:style-name="T14">.10.201</text:span></text:span><text:span text:style-name="Знак_20_примечания"><text:span text:style-name="T11">8</text:span></text:span><text:span text:style-name="Знак_20_примечания"><text:span text:style-name="T14"> </text:span></text:span><text:span text:style-name="Знак_20_примечания"><text:span text:style-name="T15">issued</text:span></text:span><text:span text:style-name="Знак_20_примечания"><text:span text:style-name="T10"> by FGUP "D.I.Mendeleyev VNIIM", St.Petersburg, Russia) </text:span></text:span><text:span text:style-name="Знак_20_примечания"><text:span text:style-name="T11">and standard gamma radiation </text:span></text:span><text:span text:style-name="Знак_20_примечания"><text:span text:style-name="T21">137</text:span></text:span><text:span text:style-name="Знак_20_примечания"><text:span text:style-name="T11">Cs source of OSGI type with $activity kBq activity, s/n $source.</text:span></text:span>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6"><text:span text:style-name="T17">BDKG-02 (</text:span><text:span text:style-name="T20"></text:span><text:span text:style-name="T17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50">Dose rate at check point <text:span text:style-name="T37">Ḣ</text:span><text:span text:style-name="T34">oi</text:span><text:span text:style-name="T47">(10)</text:span></text:p>
          </table:table-cell>
          <table:table-cell table:style-name="t1.B2" table:number-rows-spanned="3" office:value-type="string">
            <text:p text:style-name="P55">Radia-tion source <text:s/>number</text:p>
          </table:table-cell>
          <table:table-cell table:style-name="t1.B2" table:number-rows-spanned="3" office:value-type="string">
            <text:p text:style-name="P51">Distan-ce to source, </text:p>
            <text:p text:style-name="P52">R, сm</text:p>
          </table:table-cell>
          <table:table-cell table:style-name="t1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42">Relative gamma radiation dose rate measure-ment</text:span> error</text:p>
            <text:p text:style-name="P56"><text:span text:style-name="T37">θ</text:span><text:span text:style-name="T28">пр</text:span><text:span text:style-name="T29">i</text:span>, %</text:p>
          </table:table-cell>
          <table:table-cell table:style-name="t1.B2" table:number-rows-spanned="3" office:value-type="string">
            <text:p text:style-name="P54">Confidence limit of the intrinsic <text:s/>relative error <text:span text:style-name="T40">Δ</text:span><text:span text:style-name="T31">i</text:span>, % during calibration</text:p>
          </table:table-cell>
          <table:table-cell table:style-name="t1.K2" table:number-rows-spanned="3" office:value-type="string">
            <text:p text:style-name="P53">Limits of intrinsic relative error, </text:p>
            <text:p text:style-name="P53">% </text:p>
            <text:p text:style-name="P5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7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1.D3" table:number-columns-spanned="3" office:value-type="string">
            <text:p text:style-name="P37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7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8"><text:span text:style-name="T23">H</text:span><text:span text:style-name="T24">1</text:span></text:p>
          </table:table-cell>
          <table:table-cell table:style-name="t1.D3" office:value-type="string">
            <text:p text:style-name="P37"><text:span text:style-name="T18">H</text:span><text:span text:style-name="T24">2</text:span></text:p>
          </table:table-cell>
          <table:table-cell table:style-name="t1.D3" office:value-type="string">
            <text:p text:style-name="P37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Sv/h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8" office:value-type="string">
            <text:p text:style-name="P13">±<text:span text:style-name="T17">15</text:span></text:p>
          </table:table-cell>
        </table:table-row>
        <table:table-row>
          <table:table-cell table:style-name="t1.A5" office:value-type="string">
            <text:p text:style-name="P13">7 Sv/h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13">70 Sv/h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13">7,0 mSv/h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13">70 mSv/h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35">0,7</text:span> Sv/h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12" office:value-type="string">
            <text:p text:style-name="P13">7 Sv/h</text:p>
          </table:table-cell>
          <table:table-cell table:style-name="t1.B12" office:value-type="string">
            <text:p text:style-name="P10">$1-37</text:p>
          </table:table-cell>
          <table:table-cell table:style-name="t1.B12" office:value-type="string">
            <text:p text:style-name="P10">$1-47</text:p>
          </table:table-cell>
          <table:table-cell table:style-name="t1.B12" office:value-type="string">
            <text:p text:style-name="P10">$1-57</text:p>
          </table:table-cell>
          <table:table-cell table:style-name="t1.B12" office:value-type="string">
            <text:p text:style-name="P10">$1-67</text:p>
          </table:table-cell>
          <table:table-cell table:style-name="t1.B12" office:value-type="string">
            <text:p text:style-name="P10">$1-77</text:p>
          </table:table-cell>
          <table:table-cell table:style-name="t1.B12" office:value-type="string">
            <text:p text:style-name="P10">$1-87</text:p>
          </table:table-cell>
          <table:table-cell table:style-name="t1.B12" office:value-type="string">
            <text:p text:style-name="P10">$1-07</text:p>
          </table:table-cell>
          <table:table-cell table:style-name="t1.B12" office:value-type="string">
            <text:p text:style-name="P10">$1-17</text:p>
          </table:table-cell>
          <table:table-cell table:style-name="t1.B12" office:value-type="string">
            <text:p text:style-name="P1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6"><text:span text:style-name="T17">BDKG-02 (</text:span><text:span text:style-name="T20"></text:span><text:span text:style-name="T17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Dose rate at check point <text:span text:style-name="T37">Ḣ</text:span><text:span text:style-name="T34">oi</text:span><text:span text:style-name="T47">(10)</text:span></text:p>
          </table:table-cell>
          <table:table-cell table:style-name="t2.B2" table:number-rows-spanned="3" office:value-type="string">
            <text:p text:style-name="P55">Radia-tion source <text:s/>number</text:p>
          </table:table-cell>
          <table:table-cell table:style-name="t2.B2" table:number-rows-spanned="3" office:value-type="string">
            <text:p text:style-name="P51">Distan-ce to source, </text:p>
            <text:p text:style-name="P52">R, сm</text:p>
          </table:table-cell>
          <table:table-cell table:style-name="t2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42">Relative gamma radiation dose rate measure-ment</text:span> error</text:p>
            <text:p text:style-name="P56"><text:span text:style-name="T37">θ</text:span><text:span text:style-name="T28">пр</text:span><text:span text:style-name="T29">i</text:span>, %</text:p>
          </table:table-cell>
          <table:table-cell table:style-name="t2.B2" table:number-rows-spanned="3" office:value-type="string">
            <text:p text:style-name="P54">Confidence limit of the intrinsic <text:s/>relative error <text:span text:style-name="T40">Δ</text:span><text:span text:style-name="T31">i</text:span>, % during calibration</text:p>
          </table:table-cell>
          <table:table-cell table:style-name="t2.K2" table:number-rows-spanned="3" office:value-type="string">
            <text:p text:style-name="P53">Limits of intrinsic relative error, </text:p>
            <text:p text:style-name="P53">% </text:p>
            <text:p text:style-name="P53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7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2.D3" table:number-columns-spanned="3" office:value-type="string">
            <text:p text:style-name="P37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7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8"><text:span text:style-name="T23">H</text:span><text:span text:style-name="T24">1</text:span></text:p>
          </table:table-cell>
          <table:table-cell table:style-name="t2.D3" office:value-type="string">
            <text:p text:style-name="P37"><text:span text:style-name="T18">H</text:span><text:span text:style-name="T24">2</text:span></text:p>
          </table:table-cell>
          <table:table-cell table:style-name="t2.D3" office:value-type="string">
            <text:p text:style-name="P37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Sv/h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8" office:value-type="string">
            <text:p text:style-name="P17">±<text:span text:style-name="T17">15</text:span></text:p>
          </table:table-cell>
        </table:table-row>
        <table:table-row>
          <table:table-cell table:style-name="t2.A5" office:value-type="string">
            <text:p text:style-name="P13">7 Sv/h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13">70 Sv/h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13">0.7 mSv/h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13">7,0 mSv/h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13">70 mSv/h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35">0,7</text:span> Sv/h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12" office:value-type="string">
            <text:p text:style-name="P13">7 Sv/h</text:p>
          </table:table-cell>
          <table:table-cell table:style-name="t2.B12" office:value-type="string">
            <text:p text:style-name="P10">$2-37</text:p>
          </table:table-cell>
          <table:table-cell table:style-name="t2.B12" office:value-type="string">
            <text:p text:style-name="P10">$2-47</text:p>
          </table:table-cell>
          <table:table-cell table:style-name="t2.B12" office:value-type="string">
            <text:p text:style-name="P10">$2-57</text:p>
          </table:table-cell>
          <table:table-cell table:style-name="t2.B12" office:value-type="string">
            <text:p text:style-name="P10">$2-67</text:p>
          </table:table-cell>
          <table:table-cell table:style-name="t2.B12" office:value-type="string">
            <text:p text:style-name="P10">$2-77</text:p>
          </table:table-cell>
          <table:table-cell table:style-name="t2.B12" office:value-type="string">
            <text:p text:style-name="P10">$2-87</text:p>
          </table:table-cell>
          <table:table-cell table:style-name="t2.B12" office:value-type="string">
            <text:p text:style-name="P10">$2-07</text:p>
          </table:table-cell>
          <table:table-cell table:style-name="t2.B12" office:value-type="string">
            <text:p text:style-name="P10">$2-17</text:p>
          </table:table-cell>
          <table:table-cell table:style-name="t2.B12" office:value-type="string">
            <text:p text:style-name="P10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7"><text:span text:style-name="T17">BDKG-02 (</text:span><text:span text:style-name="T20"></text:span><text:span text:style-name="T17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Dose rate at check point <text:span text:style-name="T37">Ḣ</text:span><text:span text:style-name="T34">oi</text:span><text:span text:style-name="T47">(10)</text:span></text:p>
          </table:table-cell>
          <table:table-cell table:style-name="t3.B2" table:number-rows-spanned="3" office:value-type="string">
            <text:p text:style-name="P55">Radia-tion source <text:s/>number</text:p>
          </table:table-cell>
          <table:table-cell table:style-name="t3.B2" table:number-rows-spanned="3" office:value-type="string">
            <text:p text:style-name="P51">Distan-ce to source, </text:p>
            <text:p text:style-name="P52">R, сm</text:p>
          </table:table-cell>
          <table:table-cell table:style-name="t3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42">Relative gamma radiation dose rate measure-ment</text:span> error</text:p>
            <text:p text:style-name="P56"><text:span text:style-name="T37">θ</text:span><text:span text:style-name="T28">пр</text:span><text:span text:style-name="T29">i</text:span>, %</text:p>
          </table:table-cell>
          <table:table-cell table:style-name="t3.B2" table:number-rows-spanned="3" office:value-type="string">
            <text:p text:style-name="P54">Confidence limit of the intrinsic <text:s/>relative error <text:span text:style-name="T40">Δ</text:span><text:span text:style-name="T31">i</text:span>, % during calibration</text:p>
          </table:table-cell>
          <table:table-cell table:style-name="t3.K2" table:number-rows-spanned="3" office:value-type="string">
            <text:p text:style-name="P53">Limits of intrinsic relative error, </text:p>
            <text:p text:style-name="P53">% </text:p>
            <text:p text:style-name="P53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7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3.D3" table:number-columns-spanned="3" office:value-type="string">
            <text:p text:style-name="P37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7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8"><text:span text:style-name="T23">H</text:span><text:span text:style-name="T24">1</text:span></text:p>
          </table:table-cell>
          <table:table-cell table:style-name="t3.D3" office:value-type="string">
            <text:p text:style-name="P37"><text:span text:style-name="T18">H</text:span><text:span text:style-name="T24">2</text:span></text:p>
          </table:table-cell>
          <table:table-cell table:style-name="t3.D3" office:value-type="string">
            <text:p text:style-name="P37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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B5" office:value-type="string">
            <text:p text:style-name="P11">$3-20</text:p>
          </table:table-cell>
          <table:table-cell table:style-name="t3.K5" table:number-rows-spanned="8" office:value-type="string">
            <text:p text:style-name="P18">±<text:span text:style-name="T17">15</text:span></text:p>
          </table:table-cell>
        </table:table-row>
        <table:table-row>
          <table:table-cell table:style-name="t3.A5" office:value-type="string">
            <text:p text:style-name="P13">7 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3">70 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>
          <table:table-cell table:style-name="t3.A5" office:value-type="string">
            <text:p text:style-name="P13">0.7 m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>
          <table:table-cell table:style-name="t3.A5" office:value-type="string">
            <text:p text:style-name="P13">7,0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>
          <table:table-cell table:style-name="t3.A5" office:value-type="string">
            <text:p text:style-name="P13">7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35">0,7</text:span> 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>
          <table:table-cell table:style-name="t3.A12" office:value-type="string">
            <text:p text:style-name="P13">7 Sv/h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6"><text:span text:style-name="T17">BDKG-02 (</text:span><text:span text:style-name="T20"></text:span><text:span text:style-name="T17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Dose rate at check point <text:span text:style-name="T37">Ḣ</text:span><text:span text:style-name="T34">oi</text:span><text:span text:style-name="T47">(10)</text:span></text:p>
          </table:table-cell>
          <table:table-cell table:style-name="t4.B2" table:number-rows-spanned="3" office:value-type="string">
            <text:p text:style-name="P55">Radia-tion source <text:s/>number</text:p>
          </table:table-cell>
          <table:table-cell table:style-name="t4.B2" table:number-rows-spanned="3" office:value-type="string">
            <text:p text:style-name="P51">Distan-ce to source, </text:p>
            <text:p text:style-name="P52">R, сm</text:p>
          </table:table-cell>
          <table:table-cell table:style-name="t4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42">Relative gamma radiation dose rate measure-ment</text:span> error</text:p>
            <text:p text:style-name="P56"><text:span text:style-name="T37">θ</text:span><text:span text:style-name="T28">пр</text:span><text:span text:style-name="T29">i</text:span>, %</text:p>
          </table:table-cell>
          <table:table-cell table:style-name="t4.B2" table:number-rows-spanned="3" office:value-type="string">
            <text:p text:style-name="P54">Confidence limit of the intrinsic <text:s/>relative error <text:span text:style-name="T40">Δ</text:span><text:span text:style-name="T31">i</text:span>, % during calibration</text:p>
          </table:table-cell>
          <table:table-cell table:style-name="t4.K2" table:number-rows-spanned="3" office:value-type="string">
            <text:p text:style-name="P53">Limits of intrinsic relative error, </text:p>
            <text:p text:style-name="P53">% </text:p>
            <text:p text:style-name="P53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7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4.D3" table:number-columns-spanned="3" office:value-type="string">
            <text:p text:style-name="P37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7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8"><text:span text:style-name="T23">H</text:span><text:span text:style-name="T24">1</text:span></text:p>
          </table:table-cell>
          <table:table-cell table:style-name="t4.D3" office:value-type="string">
            <text:p text:style-name="P37"><text:span text:style-name="T18">H</text:span><text:span text:style-name="T24">2</text:span></text:p>
          </table:table-cell>
          <table:table-cell table:style-name="t4.D3" office:value-type="string">
            <text:p text:style-name="P37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Sv/h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8" office:value-type="string">
            <text:p text:style-name="P17">±<text:span text:style-name="T17">15</text:span></text:p>
          </table:table-cell>
        </table:table-row>
        <table:table-row>
          <table:table-cell table:style-name="t4.A5" office:value-type="string">
            <text:p text:style-name="P13">7 Sv/h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13">70 Sv/h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13">0.7 mSv/h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13">7,0 mSv/h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13">70 mSv/h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35">0,7</text:span> Sv/h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12" office:value-type="string">
            <text:p text:style-name="P13">7 Sv/h</text:p>
          </table:table-cell>
          <table:table-cell table:style-name="t4.B12" office:value-type="string">
            <text:p text:style-name="P10">$4-37</text:p>
          </table:table-cell>
          <table:table-cell table:style-name="t4.B12" office:value-type="string">
            <text:p text:style-name="P10">$4-47</text:p>
          </table:table-cell>
          <table:table-cell table:style-name="t4.B12" office:value-type="string">
            <text:p text:style-name="P10">$4-57</text:p>
          </table:table-cell>
          <table:table-cell table:style-name="t4.B12" office:value-type="string">
            <text:p text:style-name="P10">$4-67</text:p>
          </table:table-cell>
          <table:table-cell table:style-name="t4.B12" office:value-type="string">
            <text:p text:style-name="P10">$4-77</text:p>
          </table:table-cell>
          <table:table-cell table:style-name="t4.B12" office:value-type="string">
            <text:p text:style-name="P10">$4-87</text:p>
          </table:table-cell>
          <table:table-cell table:style-name="t4.B12" office:value-type="string">
            <text:p text:style-name="P10">$4-07</text:p>
          </table:table-cell>
          <table:table-cell table:style-name="t4.B12" office:value-type="string">
            <text:p text:style-name="P10">$4-17</text:p>
          </table:table-cell>
          <table:table-cell table:style-name="t4.B12" office:value-type="string">
            <text:p text:style-name="P10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<text:span text:style-name="T17">BDKG-02 (</text:span><text:span text:style-name="T20"></text:span><text:span text:style-name="T17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Dose rate at check point <text:span text:style-name="T37">Ḣ</text:span><text:span text:style-name="T34">oi</text:span><text:span text:style-name="T47">(10)</text:span></text:p>
          </table:table-cell>
          <table:table-cell table:style-name="t5.B2" table:number-rows-spanned="3" office:value-type="string">
            <text:p text:style-name="P55">Radia-tion source <text:s/>number</text:p>
          </table:table-cell>
          <table:table-cell table:style-name="t5.B2" table:number-rows-spanned="3" office:value-type="string">
            <text:p text:style-name="P51">Distan-ce to source, </text:p>
            <text:p text:style-name="P52">R, сm</text:p>
          </table:table-cell>
          <table:table-cell table:style-name="t5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42">Relative gamma radiation dose rate measure-ment</text:span> error</text:p>
            <text:p text:style-name="P56"><text:span text:style-name="T37">θ</text:span><text:span text:style-name="T28">пр</text:span><text:span text:style-name="T29">i</text:span>, %</text:p>
          </table:table-cell>
          <table:table-cell table:style-name="t5.B2" table:number-rows-spanned="3" office:value-type="string">
            <text:p text:style-name="P54">Confidence limit of the intrinsic <text:s/>relative error <text:span text:style-name="T40">Δ</text:span><text:span text:style-name="T31">i</text:span>, % during calibration</text:p>
          </table:table-cell>
          <table:table-cell table:style-name="t5.K2" table:number-rows-spanned="3" office:value-type="string">
            <text:p text:style-name="P53">Limits of intrinsic relative error, </text:p>
            <text:p text:style-name="P53">% </text:p>
            <text:p text:style-name="P53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7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5.D3" table:number-columns-spanned="3" office:value-type="string">
            <text:p text:style-name="P37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7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8"><text:span text:style-name="T23">H</text:span><text:span text:style-name="T24">1</text:span></text:p>
          </table:table-cell>
          <table:table-cell table:style-name="t5.D3" office:value-type="string">
            <text:p text:style-name="P37"><text:span text:style-name="T18">H</text:span><text:span text:style-name="T24">2</text:span></text:p>
          </table:table-cell>
          <table:table-cell table:style-name="t5.D3" office:value-type="string">
            <text:p text:style-name="P37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Sv/h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8" office:value-type="string">
            <text:p text:style-name="P17">±<text:span text:style-name="T17">15</text:span></text:p>
          </table:table-cell>
        </table:table-row>
        <table:table-row>
          <table:table-cell table:style-name="t5.A5" office:value-type="string">
            <text:p text:style-name="P13">7 Sv/h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13">70 Sv/h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13">0.7 mSv/h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13">7,0 mSv/h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13">70 mSv/h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35">0,7</text:span> Sv/h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12" office:value-type="string">
            <text:p text:style-name="P13">7 Sv/h</text:p>
          </table:table-cell>
          <table:table-cell table:style-name="t5.B12" office:value-type="string">
            <text:p text:style-name="P10">$5-37</text:p>
          </table:table-cell>
          <table:table-cell table:style-name="t5.B12" office:value-type="string">
            <text:p text:style-name="P10">$5-47</text:p>
          </table:table-cell>
          <table:table-cell table:style-name="t5.B12" office:value-type="string">
            <text:p text:style-name="P10">$5-57</text:p>
          </table:table-cell>
          <table:table-cell table:style-name="t5.B12" office:value-type="string">
            <text:p text:style-name="P10">$5-67</text:p>
          </table:table-cell>
          <table:table-cell table:style-name="t5.B12" office:value-type="string">
            <text:p text:style-name="P10">$5-77</text:p>
          </table:table-cell>
          <table:table-cell table:style-name="t5.B12" office:value-type="string">
            <text:p text:style-name="P10">$5-87</text:p>
          </table:table-cell>
          <table:table-cell table:style-name="t5.B12" office:value-type="string">
            <text:p text:style-name="P10">$5-07</text:p>
          </table:table-cell>
          <table:table-cell table:style-name="t5.B12" office:value-type="string">
            <text:p text:style-name="P10">$5-17</text:p>
          </table:table-cell>
          <table:table-cell table:style-name="t5.B12" office:value-type="string">
            <text:p text:style-name="P10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<text:span text:style-name="T17">BDKG-02 (</text:span><text:span text:style-name="T20"></text:span><text:span text:style-name="T17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Dose rate at check point <text:span text:style-name="T37">Ḣ</text:span><text:span text:style-name="T34">oi</text:span><text:span text:style-name="T47">(10)</text:span></text:p>
          </table:table-cell>
          <table:table-cell table:style-name="t6.B2" table:number-rows-spanned="3" office:value-type="string">
            <text:p text:style-name="P55">Radia-tion source <text:s/>number</text:p>
          </table:table-cell>
          <table:table-cell table:style-name="t6.B2" table:number-rows-spanned="3" office:value-type="string">
            <text:p text:style-name="P51">Distan-ce to source, </text:p>
            <text:p text:style-name="P52">R, сm</text:p>
          </table:table-cell>
          <table:table-cell table:style-name="t6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42">Relative gamma radiation dose rate measure-ment</text:span> error</text:p>
            <text:p text:style-name="P56"><text:span text:style-name="T37">θ</text:span><text:span text:style-name="T28">пр</text:span><text:span text:style-name="T29">i</text:span>, %</text:p>
          </table:table-cell>
          <table:table-cell table:style-name="t6.B2" table:number-rows-spanned="3" office:value-type="string">
            <text:p text:style-name="P54">Confidence limit of the intrinsic <text:s/>relative error <text:span text:style-name="T40">Δ</text:span><text:span text:style-name="T31">i</text:span>, % during calibration</text:p>
          </table:table-cell>
          <table:table-cell table:style-name="t6.K2" table:number-rows-spanned="3" office:value-type="string">
            <text:p text:style-name="P53">Limits of intrinsic relative error, </text:p>
            <text:p text:style-name="P53">% </text:p>
            <text:p text:style-name="P53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7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6.D3" table:number-columns-spanned="3" office:value-type="string">
            <text:p text:style-name="P37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7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8"><text:span text:style-name="T23">H</text:span><text:span text:style-name="T24">1</text:span></text:p>
          </table:table-cell>
          <table:table-cell table:style-name="t6.D3" office:value-type="string">
            <text:p text:style-name="P37"><text:span text:style-name="T18">H</text:span><text:span text:style-name="T24">2</text:span></text:p>
          </table:table-cell>
          <table:table-cell table:style-name="t6.D3" office:value-type="string">
            <text:p text:style-name="P37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Sv/h</text:p>
          </table:table-cell>
          <table:table-cell table:style-name="t6.B5" office:value-type="string">
            <text:p text:style-name="P10">$6-30</text:p>
          </table:table-cell>
          <table:table-cell table:style-name="t6.B5" office:value-type="string">
            <text:p text:style-name="P10">$6-40</text:p>
          </table:table-cell>
          <table:table-cell table:style-name="t6.B5" office:value-type="string">
            <text:p text:style-name="P10">$6-50</text:p>
          </table:table-cell>
          <table:table-cell table:style-name="t6.B5" office:value-type="string">
            <text:p text:style-name="P10">$6-60</text:p>
          </table:table-cell>
          <table:table-cell table:style-name="t6.B5" office:value-type="string">
            <text:p text:style-name="P10">$6-70</text:p>
          </table:table-cell>
          <table:table-cell table:style-name="t6.B5" office:value-type="string">
            <text:p text:style-name="P10">$6-80</text:p>
          </table:table-cell>
          <table:table-cell table:style-name="t6.B5" office:value-type="string">
            <text:p text:style-name="P10">$6-00</text:p>
          </table:table-cell>
          <table:table-cell table:style-name="t6.B5" office:value-type="string">
            <text:p text:style-name="P10">$6-10</text:p>
          </table:table-cell>
          <table:table-cell table:style-name="t6.B5" office:value-type="string">
            <text:p text:style-name="P10">$6-20</text:p>
          </table:table-cell>
          <table:table-cell table:style-name="t6.K5" table:number-rows-spanned="8" office:value-type="string">
            <text:p text:style-name="P17">±<text:span text:style-name="T17">15</text:span></text:p>
          </table:table-cell>
        </table:table-row>
        <table:table-row>
          <table:table-cell table:style-name="t6.A5" office:value-type="string">
            <text:p text:style-name="P13">7 Sv/h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covered-table-cell/>
        </table:table-row>
        <table:table-row>
          <table:table-cell table:style-name="t6.A5" office:value-type="string">
            <text:p text:style-name="P13">70 Sv/h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13">0.7 mSv/h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13">7,0 mSv/h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13">70 mSv/h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35">0,7</text:span> Sv/h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12" office:value-type="string">
            <text:p text:style-name="P13">7 Sv/h</text:p>
          </table:table-cell>
          <table:table-cell table:style-name="t6.B12" office:value-type="string">
            <text:p text:style-name="P10">$6-37</text:p>
          </table:table-cell>
          <table:table-cell table:style-name="t6.B12" office:value-type="string">
            <text:p text:style-name="P10">$6-47</text:p>
          </table:table-cell>
          <table:table-cell table:style-name="t6.B12" office:value-type="string">
            <text:p text:style-name="P10">$6-57</text:p>
          </table:table-cell>
          <table:table-cell table:style-name="t6.B12" office:value-type="string">
            <text:p text:style-name="P10">$6-67</text:p>
          </table:table-cell>
          <table:table-cell table:style-name="t6.B12" office:value-type="string">
            <text:p text:style-name="P10">$6-77</text:p>
          </table:table-cell>
          <table:table-cell table:style-name="t6.B12" office:value-type="string">
            <text:p text:style-name="P10">$6-87</text:p>
          </table:table-cell>
          <table:table-cell table:style-name="t6.B12" office:value-type="string">
            <text:p text:style-name="P10">$6-07</text:p>
          </table:table-cell>
          <table:table-cell table:style-name="t6.B12" office:value-type="string">
            <text:p text:style-name="P10">$6-17</text:p>
          </table:table-cell>
          <table:table-cell table:style-name="t6.B12" office:value-type="string">
            <text:p text:style-name="P10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17">BDKG-02 (</text:span><text:span text:style-name="T20"></text:span><text:span text:style-name="T17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Dose rate at check point <text:span text:style-name="T37">Ḣ</text:span><text:span text:style-name="T34">oi</text:span><text:span text:style-name="T47">(10)</text:span></text:p>
          </table:table-cell>
          <table:table-cell table:style-name="t7.B2" table:number-rows-spanned="3" office:value-type="string">
            <text:p text:style-name="P55">Radia-tion source <text:s/>number</text:p>
          </table:table-cell>
          <table:table-cell table:style-name="t7.B2" table:number-rows-spanned="3" office:value-type="string">
            <text:p text:style-name="P51">Distan-ce to source, </text:p>
            <text:p text:style-name="P52">R, сm</text:p>
          </table:table-cell>
          <table:table-cell table:style-name="t7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42">Relative gamma radiation dose rate measure-ment</text:span> error</text:p>
            <text:p text:style-name="P56"><text:span text:style-name="T37">θ</text:span><text:span text:style-name="T28">пр</text:span><text:span text:style-name="T29">i</text:span>, %</text:p>
          </table:table-cell>
          <table:table-cell table:style-name="t7.B2" table:number-rows-spanned="3" office:value-type="string">
            <text:p text:style-name="P54">Confidence limit of the intrinsic <text:s/>relative error <text:span text:style-name="T40">Δ</text:span><text:span text:style-name="T31">i</text:span>, % during calibration</text:p>
          </table:table-cell>
          <table:table-cell table:style-name="t7.K2" table:number-rows-spanned="3" office:value-type="string">
            <text:p text:style-name="P53">Limits of intrinsic relative error, </text:p>
            <text:p text:style-name="P53">% </text:p>
            <text:p text:style-name="P53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7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7.D3" table:number-columns-spanned="3" office:value-type="string">
            <text:p text:style-name="P37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7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8"><text:span text:style-name="T23">H</text:span><text:span text:style-name="T24">1</text:span></text:p>
          </table:table-cell>
          <table:table-cell table:style-name="t7.D3" office:value-type="string">
            <text:p text:style-name="P37"><text:span text:style-name="T18">H</text:span><text:span text:style-name="T24">2</text:span></text:p>
          </table:table-cell>
          <table:table-cell table:style-name="t7.D3" office:value-type="string">
            <text:p text:style-name="P37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Sv/h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8" office:value-type="string">
            <text:p text:style-name="P17">±<text:span text:style-name="T17">15</text:span></text:p>
          </table:table-cell>
        </table:table-row>
        <table:table-row>
          <table:table-cell table:style-name="t7.A5" office:value-type="string">
            <text:p text:style-name="P13">7 Sv/h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13">70 Sv/h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13">0.7 mSv/h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13">7,0 mSv/h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13">70 mSv/h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35">0,7</text:span> Sv/h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12" office:value-type="string">
            <text:p text:style-name="P13">7 Sv/h</text:p>
          </table:table-cell>
          <table:table-cell table:style-name="t7.B12" office:value-type="string">
            <text:p text:style-name="P10">$7-37</text:p>
          </table:table-cell>
          <table:table-cell table:style-name="t7.B12" office:value-type="string">
            <text:p text:style-name="P10">$7-47</text:p>
          </table:table-cell>
          <table:table-cell table:style-name="t7.B12" office:value-type="string">
            <text:p text:style-name="P10">$7-57</text:p>
          </table:table-cell>
          <table:table-cell table:style-name="t7.B12" office:value-type="string">
            <text:p text:style-name="P10">$7-67</text:p>
          </table:table-cell>
          <table:table-cell table:style-name="t7.B12" office:value-type="string">
            <text:p text:style-name="P10">$7-77</text:p>
          </table:table-cell>
          <table:table-cell table:style-name="t7.B12" office:value-type="string">
            <text:p text:style-name="P10">$7-87</text:p>
          </table:table-cell>
          <table:table-cell table:style-name="t7.B12" office:value-type="string">
            <text:p text:style-name="P10">$7-07</text:p>
          </table:table-cell>
          <table:table-cell table:style-name="t7.B12" office:value-type="string">
            <text:p text:style-name="P10">$7-17</text:p>
          </table:table-cell>
          <table:table-cell table:style-name="t7.B12" office:value-type="string">
            <text:p text:style-name="P1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<text:span text:style-name="T17">BDKG-02 (</text:span><text:span text:style-name="T20"></text:span><text:span text:style-name="T17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Dose rate at check point <text:span text:style-name="T37">Ḣ</text:span><text:span text:style-name="T34">oi</text:span><text:span text:style-name="T47">(10)</text:span></text:p>
          </table:table-cell>
          <table:table-cell table:style-name="t8.B2" table:number-rows-spanned="3" office:value-type="string">
            <text:p text:style-name="P55">Radia-tion source <text:s/>number</text:p>
          </table:table-cell>
          <table:table-cell table:style-name="t8.B2" table:number-rows-spanned="3" office:value-type="string">
            <text:p text:style-name="P51">Distan-ce to source, </text:p>
            <text:p text:style-name="P52">R, сm</text:p>
          </table:table-cell>
          <table:table-cell table:style-name="t8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42">Relative gamma radiation dose rate measure-ment</text:span> error</text:p>
            <text:p text:style-name="P56"><text:span text:style-name="T37">θ</text:span><text:span text:style-name="T28">пр</text:span><text:span text:style-name="T29">i</text:span>, %</text:p>
          </table:table-cell>
          <table:table-cell table:style-name="t8.B2" table:number-rows-spanned="3" office:value-type="string">
            <text:p text:style-name="P54">Confidence limit of the intrinsic <text:s/>relative error <text:span text:style-name="T40">Δ</text:span><text:span text:style-name="T31">i</text:span>, % during calibration</text:p>
          </table:table-cell>
          <table:table-cell table:style-name="t8.K2" table:number-rows-spanned="3" office:value-type="string">
            <text:p text:style-name="P53">Limits of intrinsic relative error, </text:p>
            <text:p text:style-name="P53">% </text:p>
            <text:p text:style-name="P53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7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8.D3" table:number-columns-spanned="3" office:value-type="string">
            <text:p text:style-name="P37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7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8"><text:span text:style-name="T23">H</text:span><text:span text:style-name="T24">1</text:span></text:p>
          </table:table-cell>
          <table:table-cell table:style-name="t8.D3" office:value-type="string">
            <text:p text:style-name="P37"><text:span text:style-name="T18">H</text:span><text:span text:style-name="T24">2</text:span></text:p>
          </table:table-cell>
          <table:table-cell table:style-name="t8.D3" office:value-type="string">
            <text:p text:style-name="P37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Sv/h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8" office:value-type="string">
            <text:p text:style-name="P17">±<text:span text:style-name="T17">15</text:span></text:p>
          </table:table-cell>
        </table:table-row>
        <table:table-row>
          <table:table-cell table:style-name="t8.A5" office:value-type="string">
            <text:p text:style-name="P13">7 Sv/h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13">70 Sv/h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13">0.7 mSv/h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13">7,0 mSv/h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13">70 mSv/h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35">0,7</text:span> Sv/h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12" office:value-type="string">
            <text:p text:style-name="P13">7 Sv/h</text:p>
          </table:table-cell>
          <table:table-cell table:style-name="t8.B12" office:value-type="string">
            <text:p text:style-name="P10">$8-37</text:p>
          </table:table-cell>
          <table:table-cell table:style-name="t8.B12" office:value-type="string">
            <text:p text:style-name="P10">$8-47</text:p>
          </table:table-cell>
          <table:table-cell table:style-name="t8.B12" office:value-type="string">
            <text:p text:style-name="P10">$8-57</text:p>
          </table:table-cell>
          <table:table-cell table:style-name="t8.B12" office:value-type="string">
            <text:p text:style-name="P10">$8-67</text:p>
          </table:table-cell>
          <table:table-cell table:style-name="t8.B12" office:value-type="string">
            <text:p text:style-name="P10">$8-77</text:p>
          </table:table-cell>
          <table:table-cell table:style-name="t8.B12" office:value-type="string">
            <text:p text:style-name="P10">$8-87</text:p>
          </table:table-cell>
          <table:table-cell table:style-name="t8.B12" office:value-type="string">
            <text:p text:style-name="P10">$8-07</text:p>
          </table:table-cell>
          <table:table-cell table:style-name="t8.B12" office:value-type="string">
            <text:p text:style-name="P10">$8-17</text:p>
          </table:table-cell>
          <table:table-cell table:style-name="t8.B12" office:value-type="string">
            <text:p text:style-name="P1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<text:span text:style-name="T17">BDKG-02 (</text:span><text:span text:style-name="T20"></text:span><text:span text:style-name="T17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Dose rate at check point <text:span text:style-name="T37">Ḣ</text:span><text:span text:style-name="T34">oi</text:span><text:span text:style-name="T47">(10)</text:span></text:p>
          </table:table-cell>
          <table:table-cell table:style-name="t9.B2" table:number-rows-spanned="3" office:value-type="string">
            <text:p text:style-name="P55">Radia-tion source <text:s/>number</text:p>
          </table:table-cell>
          <table:table-cell table:style-name="t9.B2" table:number-rows-spanned="3" office:value-type="string">
            <text:p text:style-name="P51">Distan-ce to source, </text:p>
            <text:p text:style-name="P52">R, сm</text:p>
          </table:table-cell>
          <table:table-cell table:style-name="t9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42">Relative gamma radiation dose rate measure-ment</text:span> error</text:p>
            <text:p text:style-name="P56"><text:span text:style-name="T37">θ</text:span><text:span text:style-name="T28">пр</text:span><text:span text:style-name="T29">i</text:span>, %</text:p>
          </table:table-cell>
          <table:table-cell table:style-name="t9.B2" table:number-rows-spanned="3" office:value-type="string">
            <text:p text:style-name="P54">Confidence limit of the intrinsic <text:s/>relative error <text:span text:style-name="T40">Δ</text:span><text:span text:style-name="T31">i</text:span>, % during calibration</text:p>
          </table:table-cell>
          <table:table-cell table:style-name="t9.K2" table:number-rows-spanned="3" office:value-type="string">
            <text:p text:style-name="P53">Limits of intrinsic relative error, </text:p>
            <text:p text:style-name="P53">% </text:p>
            <text:p text:style-name="P53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7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9.D3" table:number-columns-spanned="3" office:value-type="string">
            <text:p text:style-name="P37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7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8"><text:span text:style-name="T23">H</text:span><text:span text:style-name="T24">1</text:span></text:p>
          </table:table-cell>
          <table:table-cell table:style-name="t9.D3" office:value-type="string">
            <text:p text:style-name="P37"><text:span text:style-name="T18">H</text:span><text:span text:style-name="T24">2</text:span></text:p>
          </table:table-cell>
          <table:table-cell table:style-name="t9.D3" office:value-type="string">
            <text:p text:style-name="P37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Sv/h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8" office:value-type="string">
            <text:p text:style-name="P17">±<text:span text:style-name="T17">15</text:span></text:p>
          </table:table-cell>
        </table:table-row>
        <table:table-row>
          <table:table-cell table:style-name="t9.A5" office:value-type="string">
            <text:p text:style-name="P13">7 Sv/h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13">70 Sv/h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13">0.7 mSv/h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13">7,0 mSv/h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13">70 mSv/h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35">0,7</text:span> Sv/h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12" office:value-type="string">
            <text:p text:style-name="P13">7 Sv/h</text:p>
          </table:table-cell>
          <table:table-cell table:style-name="t9.B12" office:value-type="string">
            <text:p text:style-name="P10">$9-37</text:p>
          </table:table-cell>
          <table:table-cell table:style-name="t9.B12" office:value-type="string">
            <text:p text:style-name="P10">$9-47</text:p>
          </table:table-cell>
          <table:table-cell table:style-name="t9.B12" office:value-type="string">
            <text:p text:style-name="P10">$9-57</text:p>
          </table:table-cell>
          <table:table-cell table:style-name="t9.B12" office:value-type="string">
            <text:p text:style-name="P10">$9-67</text:p>
          </table:table-cell>
          <table:table-cell table:style-name="t9.B12" office:value-type="string">
            <text:p text:style-name="P10">$9-77</text:p>
          </table:table-cell>
          <table:table-cell table:style-name="t9.B12" office:value-type="string">
            <text:p text:style-name="P10">$9-87</text:p>
          </table:table-cell>
          <table:table-cell table:style-name="t9.B12" office:value-type="string">
            <text:p text:style-name="P10">$9-07</text:p>
          </table:table-cell>
          <table:table-cell table:style-name="t9.B12" office:value-type="string">
            <text:p text:style-name="P10">$9-17</text:p>
          </table:table-cell>
          <table:table-cell table:style-name="t9.B12" office:value-type="string">
            <text:p text:style-name="P10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6"><text:span text:style-name="T17">BDKG-02 (</text:span><text:span text:style-name="T20"></text:span><text:span text:style-name="T17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50">Dose rate at check point <text:span text:style-name="T37">Ḣ</text:span><text:span text:style-name="T34">oi</text:span><text:span text:style-name="T47">(10)</text:span></text:p>
          </table:table-cell>
          <table:table-cell table:style-name="t10.B2" table:number-rows-spanned="3" office:value-type="string">
            <text:p text:style-name="P55">Radia-tion source <text:s/>number</text:p>
          </table:table-cell>
          <table:table-cell table:style-name="t10.B2" table:number-rows-spanned="3" office:value-type="string">
            <text:p text:style-name="P51">Distan-ce to source, </text:p>
            <text:p text:style-name="P52">R, сm</text:p>
          </table:table-cell>
          <table:table-cell table:style-name="t10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51"><text:span text:style-name="T42">Relative gamma radiation dose rate measure-ment</text:span> error</text:p>
            <text:p text:style-name="P56"><text:span text:style-name="T37">θ</text:span><text:span text:style-name="T28">пр</text:span><text:span text:style-name="T29">i</text:span>, %</text:p>
          </table:table-cell>
          <table:table-cell table:style-name="t10.B2" table:number-rows-spanned="3" office:value-type="string">
            <text:p text:style-name="P54">Confidence limit of the intrinsic <text:s/>relative error <text:span text:style-name="T40">Δ</text:span><text:span text:style-name="T31">i</text:span>, % during calibration</text:p>
          </table:table-cell>
          <table:table-cell table:style-name="t10.K2" table:number-rows-spanned="3" office:value-type="string">
            <text:p text:style-name="P53">Limits of intrinsic relative error, </text:p>
            <text:p text:style-name="P53">% </text:p>
            <text:p text:style-name="P53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7"><text:span text:style-name="T17">Back-ground</text:span>, <text:span text:style-name="T18">nSv</text:span><text:span text:style-name="T23">/</text:span><text:span text:style-name="T18">h</text:span></text:p>
          </table:table-cell>
          <table:table-cell table:style-name="t10.D3" table:number-columns-spanned="3" office:value-type="string">
            <text:p text:style-name="P37"><text:span text:style-name="T17">Measured value</text:span> <text:span text:style-name="T37">Ḣ</text:span><text:span text:style-name="T22">*</text:span><text:span text:style-name="T25">i</text:span><text:span text:style-name="T4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7"><text:span text:style-name="T17">Average value</text:span>, <text:span text:style-name="T18">H</text:span><text:span text:style-name="T25">i</text:span><text:span text:style-name="T4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8"><text:span text:style-name="T23">H</text:span><text:span text:style-name="T24">1</text:span></text:p>
          </table:table-cell>
          <table:table-cell table:style-name="t10.D3" office:value-type="string">
            <text:p text:style-name="P37"><text:span text:style-name="T18">H</text:span><text:span text:style-name="T24">2</text:span></text:p>
          </table:table-cell>
          <table:table-cell table:style-name="t10.D3" office:value-type="string">
            <text:p text:style-name="P37"><text:span text:style-name="T18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Sv/h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8" office:value-type="string">
            <text:p text:style-name="P17">±<text:span text:style-name="T17">15</text:span></text:p>
          </table:table-cell>
        </table:table-row>
        <table:table-row>
          <table:table-cell table:style-name="t10.A5" office:value-type="string">
            <text:p text:style-name="P13">7 Sv/h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13">70 Sv/h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13">0.7 mSv/h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13">7,0 mSv/h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13">70 mSv/h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35">0,7</text:span> Sv/h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12" office:value-type="string">
            <text:p text:style-name="P13">7 Sv/h</text:p>
          </table:table-cell>
          <table:table-cell table:style-name="t10.B12" office:value-type="string">
            <text:p text:style-name="P10">$10-37</text:p>
          </table:table-cell>
          <table:table-cell table:style-name="t10.B12" office:value-type="string">
            <text:p text:style-name="P10">$10-47</text:p>
          </table:table-cell>
          <table:table-cell table:style-name="t10.B12" office:value-type="string">
            <text:p text:style-name="P10">$10-57</text:p>
          </table:table-cell>
          <table:table-cell table:style-name="t10.B12" office:value-type="string">
            <text:p text:style-name="P10">$10-67</text:p>
          </table:table-cell>
          <table:table-cell table:style-name="t10.B12" office:value-type="string">
            <text:p text:style-name="P10">$10-77</text:p>
          </table:table-cell>
          <table:table-cell table:style-name="t10.B12" office:value-type="string">
            <text:p text:style-name="P10">$10-87</text:p>
          </table:table-cell>
          <table:table-cell table:style-name="t10.B12" office:value-type="string">
            <text:p text:style-name="P10">$10-07</text:p>
          </table:table-cell>
          <table:table-cell table:style-name="t10.B12" office:value-type="string">
            <text:p text:style-name="P10">$10-17</text:p>
          </table:table-cell>
          <table:table-cell table:style-name="t10.B12" office:value-type="string">
            <text:p text:style-name="P10">$10-27</text:p>
          </table:table-cell>
          <table:covered-table-cell/>
        </table:table-row>
      </table:table>
      <text:p text:style-name="P58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3">S/N</text:p>
          </table:table-cell>
          <table:table-cell table:style-name="Таблица12.B1" office:value-type="string">
            <text:p text:style-name="P32"><text:span text:style-name="T4">Н</text:span><text:span text:style-name="T32">с</text:span><text:span text:style-name="T33"> </text:span><text:span text:style-name="T10">calibration value, </text:span></text:p>
            <text:p text:style-name="P31">nSv/h</text:p>
          </table:table-cell>
          <table:table-cell table:style-name="Таблица12.C1" office:value-type="string">
            <text:p text:style-name="P42">Source activity,</text:p>
            <text:p text:style-name="P59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5">$bd_num1</text:p>
          </table:table-cell>
          <table:table-cell table:style-name="tgrad1.B1" office:value-type="string">
            <text:p text:style-name="P15">$grad1</text:p>
          </table:table-cell>
          <table:table-cell table:style-name="tgrad1.C1" office:value-type="string">
            <text:p text:style-name="P16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5">$bd_num2</text:p>
          </table:table-cell>
          <table:table-cell table:style-name="tgrad2.B1" office:value-type="string">
            <text:p text:style-name="P15">$grad2</text:p>
          </table:table-cell>
          <table:table-cell table:style-name="tgrad2.C1" office:value-type="string">
            <text:p text:style-name="P16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5">$bd_num3</text:p>
          </table:table-cell>
          <table:table-cell table:style-name="tgrad3.B1" office:value-type="string">
            <text:p text:style-name="P15">$grad3</text:p>
          </table:table-cell>
          <table:table-cell table:style-name="tgrad3.C1" office:value-type="string">
            <text:p text:style-name="P16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5">$bd_num4</text:p>
          </table:table-cell>
          <table:table-cell table:style-name="tgrad4.B1" office:value-type="string">
            <text:p text:style-name="P15">$grad4</text:p>
          </table:table-cell>
          <table:table-cell table:style-name="tgrad4.C1" office:value-type="string">
            <text:p text:style-name="P16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5">$bd_num5</text:p>
          </table:table-cell>
          <table:table-cell table:style-name="tgrad5.B1" office:value-type="string">
            <text:p text:style-name="P15">$grad5</text:p>
          </table:table-cell>
          <table:table-cell table:style-name="tgrad5.C1" office:value-type="string">
            <text:p text:style-name="P16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5">$bd_num6</text:p>
          </table:table-cell>
          <table:table-cell table:style-name="tgrad6.B1" office:value-type="string">
            <text:p text:style-name="P15">$grad6</text:p>
          </table:table-cell>
          <table:table-cell table:style-name="tgrad6.C1" office:value-type="string">
            <text:p text:style-name="P16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5">$bd_num7</text:p>
          </table:table-cell>
          <table:table-cell table:style-name="tgrad7.B1" office:value-type="string">
            <text:p text:style-name="P15">$grad7</text:p>
          </table:table-cell>
          <table:table-cell table:style-name="tgrad7.C1" office:value-type="string">
            <text:p text:style-name="P16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5">$bd_num8</text:p>
          </table:table-cell>
          <table:table-cell table:style-name="tgrad8.B1" office:value-type="string">
            <text:p text:style-name="P15">$grad8</text:p>
          </table:table-cell>
          <table:table-cell table:style-name="tgrad8.C1" office:value-type="string">
            <text:p text:style-name="P16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5">$bd_num9</text:p>
          </table:table-cell>
          <table:table-cell table:style-name="tgrad9.B1" office:value-type="string">
            <text:p text:style-name="P15">$grad9</text:p>
          </table:table-cell>
          <table:table-cell table:style-name="tgrad9.C1" office:value-type="string">
            <text:p text:style-name="P16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5">$bd_num10</text:p>
          </table:table-cell>
          <table:table-cell table:style-name="tgrad10.B1" office:value-type="string">
            <text:p text:style-name="P15">$grad10</text:p>
          </table:table-cell>
          <table:table-cell table:style-name="tgrad10.C1" office:value-type="string">
            <text:p text:style-name="P16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9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Calibrated by:</text:p>
          </table:table-cell>
          <table:table-cell table:style-name="Таблица1.A1" office:value-type="string">
            <text:p text:style-name="P24">$calibrat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23">Technical control:</text:p>
          </table:table-cell>
          <table:table-cell table:style-name="Таблица1.A1" office:value-type="string">
            <text:p text:style-name="P25">$controlledBy</text:p>
          </table:table-cell>
          <table:table-cell table:style-name="Таблица1.A1" office:value-type="string">
            <text:p text:style-name="P40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1-27T14:16:22.27</dc:date>
    <meta:print-date>2019-04-03T15:18:00</meta:print-date>
    <meta:editing-cycles>124</meta:editing-cycles>
    <meta:editing-duration>PT10H5M17S</meta:editing-duration>
    <meta:generator>OpenOffice/4.1.6$Win32 OpenOffice.org_project/416m1$Build-9790</meta:generator>
    <meta:document-statistic meta:table-count="23" meta:image-count="1" meta:object-count="0" meta:page-count="6" meta:paragraph-count="1050" meta:word-count="1743" meta:character-count="9608"/>
  </office:meta>
</office:document-meta>
</file>